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rsid="000eb38c" officeooo:paragraph-rsid="000eb38c" style:font-size-asian="18pt" style:font-size-complex="18pt"/>
    </style:style>
    <style:style style:name="P3" style:family="paragraph" style:parent-style-name="Standard">
      <style:text-properties fo:font-size="18pt" officeooo:rsid="000eb38c" officeooo:paragraph-rsid="00100cd8" style:font-size-asian="18pt" style:font-size-complex="18pt"/>
    </style:style>
    <style:style style:name="P4" style:family="paragraph" style:parent-style-name="Standard">
      <style:text-properties fo:font-size="18pt" officeooo:rsid="000eb38c" officeooo:paragraph-rsid="00103de4" style:font-size-asian="18pt" style:font-size-complex="18pt"/>
    </style:style>
    <style:style style:name="P5" style:family="paragraph" style:parent-style-name="Standard">
      <style:text-properties fo:font-size="18pt" officeooo:paragraph-rsid="00156a7d" style:font-size-asian="18pt" style:font-size-complex="18pt"/>
    </style:style>
    <style:style style:name="P6" style:family="paragraph" style:parent-style-name="Standard">
      <style:text-properties fo:font-size="18pt" officeooo:paragraph-rsid="00162932" style:font-size-asian="18pt" style:font-size-complex="18pt"/>
    </style:style>
    <style:style style:name="P7" style:family="paragraph" style:parent-style-name="Standard">
      <style:text-properties fo:font-size="18pt" officeooo:paragraph-rsid="00169d57" style:font-size-asian="18pt" style:font-size-complex="18pt"/>
    </style:style>
    <style:style style:name="P8" style:family="paragraph" style:parent-style-name="Standard">
      <style:text-properties fo:font-size="18pt" officeooo:paragraph-rsid="001a73e7" style:font-size-asian="18pt" style:font-size-complex="18pt"/>
    </style:style>
    <style:style style:name="P9" style:family="paragraph" style:parent-style-name="Standard">
      <style:text-properties fo:font-size="18pt" officeooo:paragraph-rsid="001c1e32" style:font-size-asian="18pt" style:font-size-complex="18pt"/>
    </style:style>
    <style:style style:name="P10" style:family="paragraph" style:parent-style-name="Standard">
      <style:text-properties fo:font-size="18pt" officeooo:rsid="001cff35" officeooo:paragraph-rsid="001cff35" style:font-size-asian="18pt" style:font-size-complex="18pt"/>
    </style:style>
    <style:style style:name="P11" style:family="paragraph" style:parent-style-name="Standard">
      <style:text-properties fo:font-size="18pt" officeooo:paragraph-rsid="001e1807" style:font-size-asian="18pt" style:font-size-complex="18pt"/>
    </style:style>
    <style:style style:name="P12" style:family="paragraph" style:parent-style-name="Standard">
      <style:text-properties fo:font-size="18pt" officeooo:paragraph-rsid="00229d56" style:font-size-asian="18pt" style:font-size-complex="18pt"/>
    </style:style>
    <style:style style:name="P13" style:family="paragraph" style:parent-style-name="Standard">
      <style:text-properties fo:font-size="18pt" officeooo:rsid="002434f3" officeooo:paragraph-rsid="002434f3" style:font-size-asian="18pt" style:font-size-complex="18pt"/>
    </style:style>
    <style:style style:name="P14" style:family="paragraph" style:parent-style-name="Standard">
      <style:text-properties fo:font-size="18pt" officeooo:paragraph-rsid="002525ec" style:font-size-asian="18pt" style:font-size-complex="18pt"/>
    </style:style>
    <style:style style:name="P15" style:family="paragraph" style:parent-style-name="Standard">
      <style:text-properties fo:font-size="18pt" officeooo:rsid="002671bb" officeooo:paragraph-rsid="002671bb" style:font-size-asian="18pt" style:font-size-complex="18pt"/>
    </style:style>
    <style:style style:name="P16" style:family="paragraph" style:parent-style-name="Standard">
      <style:text-properties fo:font-size="18pt" officeooo:paragraph-rsid="002ae7e7" style:font-size-asian="18pt" style:font-size-complex="18pt"/>
    </style:style>
    <style:style style:name="P17" style:family="paragraph" style:parent-style-name="Standard">
      <style:text-properties fo:font-size="18pt" officeooo:rsid="002bd9f6" officeooo:paragraph-rsid="002bd9f6" style:font-size-asian="18pt" style:font-size-complex="18pt"/>
    </style:style>
    <style:style style:name="P18" style:family="paragraph" style:parent-style-name="Standard">
      <style:text-properties fo:font-size="18pt" officeooo:paragraph-rsid="002e23b7" style:font-size-asian="18pt" style:font-size-complex="18pt"/>
    </style:style>
    <style:style style:name="P19" style:family="paragraph" style:parent-style-name="Standard">
      <style:text-properties fo:font-size="18pt" officeooo:rsid="002fa608" officeooo:paragraph-rsid="002fa608" style:font-size-asian="18pt" style:font-size-complex="18pt"/>
    </style:style>
    <style:style style:name="P20"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21" style:family="paragraph" style:parent-style-name="Standard">
      <style:text-properties fo:font-size="18pt" fo:font-style="italic" fo:font-weight="bold" officeooo:rsid="000eb38c" officeooo:paragraph-rsid="00103de4" style:font-size-asian="18pt" style:font-style-asian="italic" style:font-weight-asian="bold" style:font-size-complex="18pt" style:font-style-complex="italic" style:font-weight-complex="bold"/>
    </style:style>
    <style:style style:name="P22" style:family="paragraph" style:parent-style-name="Standard">
      <style:text-properties fo:font-size="18pt" fo:font-style="italic" fo:font-weight="bold" officeooo:paragraph-rsid="00169d57" style:font-size-asian="18pt" style:font-style-asian="italic" style:font-weight-asian="bold" style:font-size-complex="18pt" style:font-style-complex="italic" style:font-weight-complex="bold"/>
    </style:style>
    <style:style style:name="P23" style:family="paragraph" style:parent-style-name="Standard">
      <style:text-properties fo:font-size="18pt" fo:font-style="italic" fo:font-weight="bold" officeooo:paragraph-rsid="001e1807" style:font-size-asian="18pt" style:font-style-asian="italic" style:font-weight-asian="bold" style:font-size-complex="18pt" style:font-style-complex="italic" style:font-weight-complex="bold"/>
    </style:style>
    <style:style style:name="P24" style:family="paragraph" style:parent-style-name="Standard">
      <style:text-properties fo:font-size="18pt" fo:font-style="italic" fo:font-weight="bold" officeooo:rsid="002671bb" officeooo:paragraph-rsid="002671bb" style:font-size-asian="18pt" style:font-style-asian="italic" style:font-weight-asian="bold" style:font-size-complex="18pt" style:font-style-complex="italic" style:font-weight-complex="bold"/>
    </style:style>
    <style:style style:name="P25" style:family="paragraph" style:parent-style-name="Standard">
      <style:text-properties fo:font-size="18pt" fo:font-style="italic" fo:font-weight="bold" officeooo:rsid="002bd9f6" officeooo:paragraph-rsid="002bd9f6" style:font-size-asian="18pt" style:font-style-asian="italic" style:font-weight-asian="bold" style:font-size-complex="18pt" style:font-style-complex="italic" style:font-weight-complex="bold"/>
    </style:style>
    <style:style style:name="T1" style:family="text">
      <style:text-properties officeooo:rsid="000e0e1b"/>
    </style:style>
    <style:style style:name="T2" style:family="text">
      <style:text-properties officeooo:rsid="00156a7d"/>
    </style:style>
    <style:style style:name="T3" style:family="text">
      <style:text-properties officeooo:rsid="001f60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STEP 1: GETTING STARTED</text:p>
      <text:p text:style-name="P20">---------------------------------------</text:p>
      <text:p text:style-name="P1">recommend using a computer-­based IDE rather than a</text:p>
      <text:p text:style-name="P1">web-­based IDE. Good examples include Jupyter Notebook, IDLE, or Visual Studio Code.</text:p>
      <text:p text:style-name="P1"/>
      <text:p text:style-name="P1">You should also document any program you write. While the exact details in the docu-mentation can vary from one developer (or organization) to the next, document comments should include your name, the date the program was written, and a short comment about</text:p>
      <text:p text:style-name="P1">why the program was created. Before adding any code to the new file, add the following information at the top of the file as comments:</text:p>
      <text:p text:style-name="P1"># Name: Firstname Lastname</text:p>
      <text:p text:style-name="P1"># Date created: Current date</text:p>
      <text:p text:style-name="P1"># Purpose: Code-­along for Python course</text:p>
      <text:p text:style-name="P1"/>
      <text:p text:style-name="P20">STEP 2: ACCEPT USER INPUT</text:p>
      <text:p text:style-name="P20">-----------------------------------------</text:p>
      <text:p text:style-name="P1">The first thing we want the program to do is prompt the user for a value and store that value for future use. Because we want to store the input, we start by defining a variable.</text:p>
      <text:p text:style-name="P1">Remember that declaring a variable creates a named memory space that the program can use not only to store the value, but also to retrieve the value later in the program.</text:p>
      <text:p text:style-name="P1"/>
      <text:p text:style-name="P1">1. Prompting for input</text:p>
      <text:p text:style-name="P1">----------------------------</text:p>
      <text:p text:style-name="P1"># Name: <text:span text:style-name="T1">Deepa Ponnusamy</text:span></text:p>
      <text:p text:style-name="P1"># Date created: <text:span text:style-name="T1">August 21, 2024</text:span></text:p>
      <text:p text:style-name="P1"># Purpose: Code-­along for Python course</text:p>
      <text:p text:style-name="P1">user_address = input("Enter an address (e.g., 123 Main Street): ")</text:p>
      <text:p text:style-name="P1"/>
      <text:p text:style-name="P21"><text:soft-page-break/>STEP 3: DISPLAY THE INPUT VALUE</text:p>
      <text:p text:style-name="P21">--------------------------------------------------</text:p>
      <text:p text:style-name="P4">we use the print command to display values to the user. While you can print a real value, in most cases, we tell Python to print a variable, in which case it retrieves the value stored in the named variable and displays the retrieved value to the user.</text:p>
      <text:p text:style-name="P4"/>
      <text:p text:style-name="P4">2. Displaying the address back to the user</text:p>
      <text:p text:style-name="P2">---------------------------------------------------</text:p>
      <text:p text:style-name="P2"># Name: Firstname Lastname</text:p>
      <text:p text:style-name="P2"># Date created: Current date</text:p>
      <text:p text:style-name="P2"># Purpose: Code-­along for Python course</text:p>
      <text:p text:style-name="P2">user_address = input("Enter an address (e.g., 123 Main Street): ")</text:p>
      <text:p text:style-name="P3">#check that string is not empty (after removing leading</text:p>
      <text:p text:style-name="P3">#and trailing spaces)</text:p>
      <text:p text:style-name="P2">if user_address.strip(): <text:s/></text:p>
      <text:p text:style-name="P2"><text:tab/>print(user_address)</text:p>
      <text:p text:style-name="P1"/>
      <text:p text:style-name="P20">STEP 4: MODIFY THE OUTPUT</text:p>
      <text:p text:style-name="P20">-------------------------------------------</text:p>
      <text:p text:style-name="P1">Let’s add the phrase “Your address is” at the beginning of the output. We do this by includ-ing the phrase with the variable in the print command, using a plus sign to concatenate them. Remember that text phrases like this also have to be in parentheses.</text:p>
      <text:p text:style-name="P1"/>
      <text:p text:style-name="P1">3. The modified output</text:p>
      <text:p text:style-name="P1">----------------------------</text:p>
      <text:p text:style-name="P1"># Name: Firstname Lastname</text:p>
      <text:p text:style-name="P1"># Date created: Current date</text:p>
      <text:p text:style-name="P1"># Purpose: Code-­along for Python course</text:p>
      <text:p text:style-name="P1">user_address = input("Enter an address (e.g., 123 Main Street): ")</text:p>
      <text:p text:style-name="P5">#check that string is not empty (after <text:s/>removing</text:p>
      <text:p text:style-name="P5"><text:soft-page-break/><text:span text:style-name="T2">#</text:span>leading and trailing spaces)</text:p>
      <text:p text:style-name="P5">if user_address.strip(): <text:s text:c="4"/></text:p>
      <text:p text:style-name="P6"><text:tab/>print("Your address is " + user_address)</text:p>
      <text:p text:style-name="P6"/>
      <text:p text:style-name="P22">STEP 5: SPLIT A TEXT VALUE</text:p>
      <text:p text:style-name="P22">-----------------------------------------</text:p>
      <text:p text:style-name="P7">we can use the split function to split the full address string into individual parts, using the space character as the defined separator in the string. We can then store each of those individual values in a list and then use those values separately from the rest of the original string.</text:p>
      <text:p text:style-name="P7"/>
      <text:p text:style-name="P7">4. Splitting the address into pieces</text:p>
      <text:p text:style-name="P7">------------------------------------------</text:p>
      <text:p text:style-name="P7"># Name: Firstname Lastname</text:p>
      <text:p text:style-name="P7"># Date created: Current date</text:p>
      <text:p text:style-name="P7"># Purpose: Code-­along for Python course</text:p>
      <text:p text:style-name="P7">user_address = input("Enter an address (e.g., 123 Main Street): ")</text:p>
      <text:p text:style-name="P8">#check that string is not empty (after removing leading</text:p>
      <text:p text:style-name="P8">#and trailing spaces)</text:p>
      <text:p text:style-name="P7">if user_address.strip(): </text:p>
      <text:p text:style-name="P7"><text:tab/>print("Your address is " + user_address)</text:p>
      <text:p text:style-name="P7"><text:tab/>split_address = user_address.split()</text:p>
      <text:p text:style-name="P7"/>
      <text:p text:style-name="P7">5. Displaying split information with a simple print</text:p>
      <text:p text:style-name="P7">--------------------------------------------------------------</text:p>
      <text:p text:style-name="P7"># Name: Firstname Lastname</text:p>
      <text:p text:style-name="P7"># Date created: Current date</text:p>
      <text:p text:style-name="P7"># Purpose: Code-­along for Python course</text:p>
      <text:p text:style-name="P7">user_address = input("Enter an address (e.g., 123 Main Street): ")</text:p>
      <text:p text:style-name="P9">#check that string is not empty (after removing leading</text:p>
      <text:p text:style-name="P9">#and trailing spaces)</text:p>
      <text:p text:style-name="P7"><text:soft-page-break/>if user_address.strip(): <text:s/></text:p>
      <text:p text:style-name="P7"><text:tab/>print("Your address is " + user_address)</text:p>
      <text:p text:style-name="P7"><text:tab/>split_address = user_address.split()</text:p>
      <text:p text:style-name="P7"><text:tab/>print(split_address) <text:s/># temporary instruction to verify the list</text:p>
      <text:p text:style-name="P7"/>
      <text:p text:style-name="P10">Ans:</text:p>
      <text:p text:style-name="P7">Enter an address (e.g., 123 Main Street): 789 Bradford Street</text:p>
      <text:p text:style-name="P7">Your address is 789 Bradford Street</text:p>
      <text:p text:style-name="P7">['789', 'Bradford', 'Street']</text:p>
      <text:p text:style-name="P7"/>
      <text:p text:style-name="P7">6. Commenting out unneeded code</text:p>
      <text:p text:style-name="P7">-------------------------------------------</text:p>
      <text:p text:style-name="P7"># Name: Firstname Lastname</text:p>
      <text:p text:style-name="P7"># Date created: Current date</text:p>
      <text:p text:style-name="P7"># Purpose: Code-­along for Python course</text:p>
      <text:p text:style-name="P7">user_address = input("Enter an address (e.g., 123 Main Street): ")</text:p>
      <text:p text:style-name="P11">#check that string is not empty (after removing leading</text:p>
      <text:p text:style-name="P11">#and trailing spaces)</text:p>
      <text:p text:style-name="P11">if user_address.strip(): <text:s/></text:p>
      <text:p text:style-name="P11"><text:tab/>print("Your address is " + user_address)</text:p>
      <text:p text:style-name="P11"><text:tab/>split_address = user_address.split()</text:p>
      <text:p text:style-name="P11"><text:tab/><text:span text:style-name="T3"># </text:span>print(split_address) <text:s/># temporary instruction to verify the list</text:p>
      <text:p text:style-name="P11"/>
      <text:p text:style-name="P23">STEP 6: DISPLAY ONLY THE HOUSE NUMBER</text:p>
      <text:p text:style-name="P23">----------------------------------------------------------------</text:p>
      <text:p text:style-name="P12">we only want to print the house or building number, without the street name. Because that value is stored as the first element in the split_address list, we can retrieve it using the index value 0 (keeping in mind that when you have a collection of data, like a list, the first value always has index 0)</text:p>
      <text:p text:style-name="P12"/>
      <text:p text:style-name="P12"/>
      <text:p text:style-name="P12"><text:soft-page-break/>7. Displaying the house number</text:p>
      <text:p text:style-name="P12">---------------------------------------</text:p>
      <text:p text:style-name="P12"># Name: Firstname Lastname</text:p>
      <text:p text:style-name="P12"># Date created: Current date</text:p>
      <text:p text:style-name="P12"># Purpose: Code-­along for Python course</text:p>
      <text:p text:style-name="P12">user_address = input("Enter an address (e.g., 123 Main Street): ")</text:p>
      <text:p text:style-name="P12">#check that string is not empty (after removing leading</text:p>
      <text:p text:style-name="P12">#and trailing spaces)</text:p>
      <text:p text:style-name="P12">if user_address.strip(): <text:s/></text:p>
      <text:p text:style-name="P12"><text:tab/>print("Your address is " + user_address)</text:p>
      <text:p text:style-name="P12"><text:tab/>split_address = user_address.split()</text:p>
      <text:p text:style-name="P12"><text:tab/><text:span text:style-name="T3"># </text:span>print(split_address) <text:s/># temporary instruction to verify the list</text:p>
      <text:p text:style-name="P12"><text:tab/>print(split_address[0])</text:p>
      <text:p text:style-name="P13"/>
      <text:p text:style-name="P13">Ans:</text:p>
      <text:p text:style-name="P13">Enter an address (e.g., 123 Main Street): 789 Bradford Street</text:p>
      <text:p text:style-name="P13">Your address is 789 Bradford Street</text:p>
      <text:p text:style-name="P13">789</text:p>
      <text:p text:style-name="P13"/>
      <text:p text:style-name="P13">8. Improving the output</text:p>
      <text:p text:style-name="P14">-----------------------------</text:p>
      <text:p text:style-name="P14"># Name: Firstname Lastname</text:p>
      <text:p text:style-name="P14"># Date created: Current date</text:p>
      <text:p text:style-name="P14"># Purpose: Code-­along for Python course</text:p>
      <text:p text:style-name="P14">user_address = input("Enter an address (e.g., 123 Main Street): ")</text:p>
      <text:p text:style-name="P14">#check that string is not empty (after removing leading</text:p>
      <text:p text:style-name="P14">#and trailing spaces)</text:p>
      <text:p text:style-name="P14">if user_address.strip(): <text:s/></text:p>
      <text:p text:style-name="P14"><text:tab/>print("Your address is " + user_address)</text:p>
      <text:p text:style-name="P14"><text:tab/>split_address = user_address.split()</text:p>
      <text:p text:style-name="P14"><text:tab/><text:span text:style-name="T3"># </text:span>print(split_address) <text:s/># temporary instruction to verify the list</text:p>
      <text:p text:style-name="P14"><text:tab/>print("Your house number is " + split_address[0])</text:p>
      <text:p text:style-name="P14"><text:soft-page-break/></text:p>
      <text:p text:style-name="P15">Ans:</text:p>
      <text:p text:style-name="P15">Enter an address (e.g., 123 Main Street): 789 Bradford Street</text:p>
      <text:p text:style-name="P15">Your address is 789 Bradford Street</text:p>
      <text:p text:style-name="P15">Your house number is 789</text:p>
      <text:p text:style-name="P15"/>
      <text:p text:style-name="P24">STEP 7: DISPLAY THE STREET NAME</text:p>
      <text:p text:style-name="P24">----------------------------------------------------</text:p>
      <text:p text:style-name="P15">Now let’s set up our program to display only the full street name, without the house number. In this case, we need to combine the rest of the elements in the list and display them in a user-­friendly message.</text:p>
      <text:p text:style-name="P15"/>
      <text:p text:style-name="P15">9. Displaying the street name</text:p>
      <text:p text:style-name="P16">------------------------------------</text:p>
      <text:p text:style-name="P16"># Name: Firstname Lastname</text:p>
      <text:p text:style-name="P16"># Date created: Current date</text:p>
      <text:p text:style-name="P16"># Purpose: Code-­along for Python course</text:p>
      <text:p text:style-name="P16">user_address = input("Enter an address (e.g., 123 Main Street): ")</text:p>
      <text:p text:style-name="P16">#check that string is not empty (after removing leading</text:p>
      <text:p text:style-name="P16">#and trailing spaces)</text:p>
      <text:p text:style-name="P16">if user_address.strip(): <text:s/></text:p>
      <text:p text:style-name="P16"><text:tab/>print("Your address is " + user_address)</text:p>
      <text:p text:style-name="P16"><text:tab/>split_address = user_address.split()</text:p>
      <text:p text:style-name="P16"><text:tab/><text:span text:style-name="T3"># </text:span>print(split_address) <text:s/># temporary instruction to verify the list</text:p>
      <text:p text:style-name="P16"><text:tab/>print("Your house number is " + split_address[0])</text:p>
      <text:p text:style-name="P16"><text:tab/>print("Your street is " + " ".join(split_address[1:]))</text:p>
      <text:p text:style-name="P16"/>
      <text:p text:style-name="P17">Ans:</text:p>
      <text:p text:style-name="P17">Enter an address (e.g., 123 Main Street): 789 Bradford Street</text:p>
      <text:p text:style-name="P17">Your address is 789 Bradford Street</text:p>
      <text:p text:style-name="P17">Your house number is 789</text:p>
      <text:p text:style-name="P17"><text:soft-page-break/>Your street is Bradford Street</text:p>
      <text:p text:style-name="P17"/>
      <text:p text:style-name="P25">STEP 8: ADD THE PERIOD</text:p>
      <text:p text:style-name="P25">------------------------------------</text:p>
      <text:p text:style-name="P17">Now we can look at the challenge from an earlier step: how to add a period at the end of the output statements. This is actually as easy as adding the space between the street name and street type in the previous step: just add + "." to the end of each output statement.</text:p>
      <text:p text:style-name="P17"/>
      <text:p text:style-name="P17">10. Adding the periods</text:p>
      <text:p text:style-name="P18">----------------------------</text:p>
      <text:p text:style-name="P18"># Name: Firstname Lastname</text:p>
      <text:p text:style-name="P18"># Date created: Current date</text:p>
      <text:p text:style-name="P18"># Purpose: Code-­along for Python course</text:p>
      <text:p text:style-name="P18">user_address = input("Enter an address (e.g., 123 Main Street): ")</text:p>
      <text:p text:style-name="P18">#check that string is not empty (after removing leading</text:p>
      <text:p text:style-name="P18">#and trailing spaces)</text:p>
      <text:p text:style-name="P18">if user_address.strip(): <text:s/></text:p>
      <text:p text:style-name="P18"><text:tab/>print("Your address is " + user_address)</text:p>
      <text:p text:style-name="P18"><text:tab/>split_address = user_address.split()</text:p>
      <text:p text:style-name="P18"><text:tab/><text:span text:style-name="T3"># </text:span>print(split_address) <text:s/># temporary instruction to verify the list</text:p>
      <text:p text:style-name="P18"><text:tab/>print("Your house number is " + split_address[0] + ".")</text:p>
      <text:p text:style-name="P18"><text:tab/>print("Your street is " + " ".join(split_address[1:]) + ".")</text:p>
      <text:p text:style-name="P18"/>
      <text:p text:style-name="P19">Ans:</text:p>
      <text:p text:style-name="P19">Enter an address (e.g., 123 Main Streete): 789 Bradford Street</text:p>
      <text:p text:style-name="P19">Your address is 789 Bradford Street.</text:p>
      <text:p text:style-name="P19">Your house number is 789.</text:p>
      <text:p text:style-name="P19">Your street is Bradford Stre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09:49:17.870998053</meta:creation-date>
    <dc:date>2024-08-21T10:48:28.526699007</dc:date>
    <meta:editing-duration>PT58M57S</meta:editing-duration>
    <meta:editing-cycles>39</meta:editing-cycles>
    <meta:generator>LibreOffice/24.2.4.2$Linux_X86_64 LibreOffice_project/420$Build-2</meta:generator>
    <meta:document-statistic meta:table-count="0" meta:image-count="0" meta:object-count="0" meta:page-count="7" meta:paragraph-count="168" meta:word-count="2420" meta:character-count="8312" meta:non-whitespace-character-count="7192"/>
  </office:meta>
</office:document-meta>
</file>